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19: "* Oh^1, du bist nicht tot^2.&amp;* Gut./",</text:p>
          </table:table-cell>
          <table:table-cell table:number-columns-repeated="5"/>
          <table:table-cell office:value-type="string" calcext:value-type="string">
            <text:p>Zeilennummer 419: "* Oh^1, you're not dead^2.&amp;* Swee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\\E2* Hast du eine Ahnung^1, wo wir hier sind?/",</text:p>
          </table:table-cell>
          <table:table-cell table:number-columns-repeated="5"/>
          <table:table-cell office:value-type="string" calcext:value-type="string">
            <text:p>Zeilennummer 419: "\\E2* Got any idea what the heck this place i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\\E0* ... ich auch nicht./",</text:p>
          </table:table-cell>
          <table:table-cell table:number-columns-repeated="5"/>
          <table:table-cell office:value-type="string" calcext:value-type="string">
            <text:p>Zeilennummer 419: "\\E0* ... me neith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* Wunder mich ob jemand dort im Schloss ist...?/%",</text:p>
          </table:table-cell>
          <table:table-cell table:number-columns-repeated="5"/>
          <table:table-cell office:value-type="string" calcext:value-type="string">
            <text:p>Zeilennummer 419: "* Wonder if there's anyone in that building up there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* Vielleicht ist das ein verlassener Freizeitpark?/",</text:p>
          </table:table-cell>
          <table:table-cell table:number-columns-repeated="5"/>
          <table:table-cell office:value-type="string" calcext:value-type="string">
            <text:p>Zeilennummer 419: "* Maybe this place is an abandoned theme park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\\E0* Warte^1, wo sind die Fahrzeuge?^1 Dann.../",</text:p>
          </table:table-cell>
          <table:table-cell table:number-columns-repeated="5"/>
          <table:table-cell office:value-type="string" calcext:value-type="string">
            <text:p>Zeilennummer 419: "\\E0* Wait^1, where are the rides^1, then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9: "\\E2* Ist dies der Grund warum es hier verlassen ist./%",</text:p>
          </table:table-cell>
          <table:table-cell table:number-columns-repeated="5"/>
          <table:table-cell office:value-type="string" calcext:value-type="string">
            <text:p>Zeilennummer 419: "\\E2* Maybe they abandoned it 'cause there weren't any.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43:44.940000000</meta:creation-date>
    <dc:date>2023-06-18T21:45:08.370000000</dc:date>
    <meta:editing-duration>PT1M23S</meta:editing-duration>
    <meta:editing-cycles>1</meta:editing-cycles>
    <meta:document-statistic meta:table-count="1" meta:cell-count="17" meta:object-count="0"/>
    <meta:generator>LibreOffice/7.4.3.2$Windows_X86_64 LibreOffice_project/1048a8393ae2eeec98dff31b5c133c5f1d08b890</meta:generator>
  </office:meta>
</office:document-meta>
</file>